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p</mi>
              <mo stretchy="false">μ</mo>
            </msup>
            <mo stretchy="false">→</mo>
            <mtext>i</mtext>
            <mo stretchy="false">ℏ</mo>
            <msup>
              <mo stretchy="false">∂</mo>
              <mo stretchy="false">μ</mo>
            </msup>
          </mrow>
        </mtd>
      </mtr>
      <mtr>
        <mtd>
          <mrow>
            <msup>
              <mi>p</mi>
              <mo stretchy="false">μ</mo>
            </msup>
            <msub>
              <mi>p</mi>
              <mo stretchy="false">μ</mo>
            </msub>
            <mrow>
              <mo stretchy="false">→</mo>
              <mo stretchy="false">−</mo>
              <msup>
                <mo stretchy="false">ℏ</mo>
                <mn>2</mn>
              </msup>
            </mrow>
            <msup>
              <mo stretchy="false">∂</mo>
              <mo stretchy="false">μ</mo>
            </msup>
            <mrow>
              <msub>
                <mo stretchy="false">∂</mo>
                <mo stretchy="false">μ</mo>
              </msub>
              <mo stretchy="false">=</mo>
              <msup>
                <mo stretchy="false">ℏ</mo>
                <mn>2</mn>
              </msup>
            </mrow>
            <mo stretchy="false">@</mo>
          </mrow>
        </mtd>
      </mtr>
      <mtr>
        <mtd>
          <mrow/>
        </mtd>
      </mtr>
      <mtr>
        <mtd>
          <mrow>
            <mtext>d'Alembert-Operator</mtext>
            <mo stretchy="false">@</mo>
            <mtext>:</mtext>
          </mrow>
        </mtd>
      </mtr>
      <mtr>
        <mtd>
          <mrow>
            <mrow>
              <mo stretchy="false">@</mo>
              <mo stretchy="false">=</mo>
              <mrow>
                <mo stretchy="false">Δ</mo>
                <mo stretchy="false">−</mo>
                <mfrac>
                  <mn>1</mn>
                  <msup>
                    <mi>c</mi>
                    <mn>2</mn>
                  </msup>
                </mfrac>
              </mrow>
            </mrow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  <mi/>
            <mrow>
              <mo stretchy="false">(</mo>
              <mrow>
                <mo stretchy="false">Δ</mo>
                <mtext>: Laplace-Operator</mtext>
              </mrow>
              <mo stretchy="false">)</mo>
            </mrow>
          </mrow>
        </mtd>
      </mtr>
    </mtable>
    <annotation encoding="StarMath 5.0">p^%imu rightarrow "i" hbar partial ^%imu newline
p^%imu p_%imu rightarrow -hbar ^2 partial ^%imu partial _%imu = hbar ^2 %UxE57C newline
newline "d'Alembert-Operator" %UxE57C ":" newline
%UxE57C = %DELTA - 1 over c^2 partial^2 over {partial t^2} ~ (%DELTA ": Laplace-Operator"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47:28.092000000</meta:creation-date>
    <meta:generator>LibreOffice/4.1.4.2$Windows_x86 LibreOffice_project/0a0440ccc0227ad9829de5f46be37cfb6edcf72</meta:generator>
  </office:meta>
</office:document-meta>
</file>